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olution technology allows synchronisation of different types of intelligent iSolution fixtures via either a custom-built iLead DMX-512 controller or in stand-alone mode. iLead (Integrated Lighting System) allows fixtures to be linked and work in synchronisation, regardless of type, including iLead-equipped scanners, moving heads, and colour changers. </text:p>
      <text:p text:style-name="Standard"/>
      <text:p text:style-name="Standard"/>
      <text:p text:style-name="Standard"/>
      <text:p text:style-name="Text_20_body">iSolution technology allows synchronisation of different types of intelligent iSolution fixtures via either a custom-built iLead DMX-512 controller or in stand-alone mode. iLead (Integrated Lighting System) allows fixtures to be linked and work in synchronisation, regardless of type, including iLead-equipped scanners, moving heads, and colour changers. The iLead controller can also remotely set the DMX addresses of the fixtures. All units are also controllable via any universal DMX-512 controller. Conversely, the iLead controller is a universal DMX-512 controller and can be used with non-iSolution fixtures.</text:p>
      <text:p text:style-name="Text_20_body">Features<text:line-break/>DMX-512 control channels: 16/8 Channels Switchable<text:line-break/>Setting and addressing: 4 digit blue LED display<text:line-break/>LED display with on/off setting function<text:line-break/>Data in/out: Locking 3-pin XLR iSolution operation<text:line-break/>Consistant DMX configeration enables iShow to be linked with iRock and iMove<text:line-break/>DMX address can be set remotely by iLead controller.<text:line-break/>No need to calculate the DMX channels of each fixture in the chain<text:line-break/>When the DMX signal is off, the lights will switch to master/slave mode automatically<text:line-break/>Easy installation, easy addressing, and easy operation Pre-programmed function<text:line-break/>Automatic switching between music trigger or auto trigger mode<text:line-break/>Master/Slave mode:<text:line-break/>i.) No need to designate which unit is master or slave<text:line-break/>ii.) Built in dynamic lighting shows for instant operation<text:line-break/>User friendly easy controller:<text:line-break/>Enjoy various lighting shows at your fingertips.<text:line-break/>Pan/Tilt -Pan: 540 degrees; Tilt 270 degrees - Pan/Tilt resolution: 16-bit (16 channel) -<text:line-break/>Automatic Pan/Tilt correction<text:line-break/>Magnetic Pan/Tilt home positioning for easy calibration and maintenance<text:line-break/>Gobo wheel - Static gobo wheel: 9 gobo's plus open (all replaceable)<text:line-break/>Rotating gobo wheel: 7 rotating, interchangeable gobo's plus open<text:line-break/>Magnetic gobo wheel home positioning for easy calibration and maintenance<text:line-break/>Colour wheel - 9 trapezoid dichroic colours plus white - Rainbow effect in both directions<text:line-break/>Magnetic colour wheel home positioning for easy calibration and maintenance<text:line-break/>Effect wheel - Prism - Rotating prism<text:line-break/>Dimmer/Shutter - 0-100% - independent shutter / variable speed strobe, 1 ~ 10 flashes per second Optics<text:line-break/>Motorised iris for different beam diameters<text:line-break/>Gobo Index- Auto Adjust image angle to display<text:line-break/>High quality optical lens, dichroic colours and gobos<text:line-break/>Beam Angle: 14 degrees</text:p>
      <text:p text:style-name="Text_20_body">Specification<text:line-break/>Power supply: 230v<text:line-break/>Lamp: HMI 575w / MSI 575w<text:line-break/>Replacement lamp: Lamp71 / 71a<text:line-break/>Dimensions: 427 x 478 x 369mm<text:line-break/>Weight: 27kgs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$Win32 OpenOffice.org_project/411m6$Build-9775</meta:generator>
    <dc:date>2018-02-19T18:00:34.31</dc:date>
    <meta:document-statistic meta:table-count="0" meta:image-count="0" meta:object-count="0" meta:page-count="2" meta:paragraph-count="4" meta:word-count="413" meta:character-count="2818"/>
    <dc:creator>Marti </dc:creator>
    <meta:user-defined meta:name="Info 1"/>
    <meta:user-defined meta:name="Info 2"/>
    <meta:user-defined meta:name="Info 3"/>
    <meta:user-defined meta:name="Info 4"/>
  </office:meta>
</office:document-meta>
</file>